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1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CC n°1</text:p>
      <text:p text:style-name="P2"/>
      <text:p text:style-name="P3"/>
      <text:p text:style-name="P3">I – Pagination</text:p>
      <text:p text:style-name="P3">I.A Pagination classique pour processeurs 32 bits</text:p>
      <text:p text:style-name="P3"><text:span text:style-name="T1"/></text:p>
      <text:p text:style-name="P3"><text:span text:style-name="T1">I.1.<text:tab/>Adresse : index dans un espace d'adressage</text:span></text:p>
      <text:p text:style-name="P4">Virtuelle : espace d'adressage des processus</text:p>
      <text:p text:style-name="P4">Physique : adressage sur le bus physique (entre les composants), généré par la MMU.</text:p>
      <text:p text:style-name="P4"/>
      <text:p text:style-name="P4">I.2.<text:tab/><text:span text:style-name="T2">Division</text:span> on page/frame des <text:span text:style-name="T2">espaces d'adressage logiques</text:span> des processus ET de la mémoire physique. De <text:span text:style-name="T2">même taille</text:span>. Que l'on <text:span text:style-name="T2">associe</text:span> une page physique à chaque page logique.</text:p>
      <text:p text:style-name="P4"/>
      <text:p text:style-name="P4">I.3.</text:p>
      <text:p text:style-name="P6">void * get_physaddr(void * virtualaddr){</text:p>
      <text:p text:style-name="P6"><text:tab/>int pdoff = (virtualaddr &gt;&gt; 22) &amp; (1&lt;&lt;10-1);</text:p>
      <text:p text:style-name="P6"><text:tab/>int ptoff = (virtualaddr &gt;&gt; 12) &amp; (1&lt;&lt;10-1);</text:p>
      <text:p text:style-name="P6"><text:tab/>int poff = (virtualaddr &gt;&gt; 0) &amp; (1&lt;&lt;12-1);</text:p>
      <text:p text:style-name="P6"><text:tab/>int * pd = cr3&amp; ~(1 &lt;&lt; 12 -1);</text:p>
      <text:p text:style-name="P6"><text:tab/><text:tab/>// = cr3 &amp; 0xFFFFF000</text:p>
      <text:p text:style-name="P6"><text:tab/>int pde = *(pd + pdoff); // si void * pd, alors *(int *)(pd <text:tab/><text:tab/><text:tab/><text:tab/><text:tab/><text:tab/><text:tab/><text:tab/><text:tab/><text:tab/><text:tab/>+<text:span text:style-name="T3">4*</text:span>pdoff)</text:p>
      <text:p text:style-name="P6"><text:tab/>// ou bien encore int pde = pd[pdoff]</text:p>
      <text:p text:style-name="P6"><text:tab/></text:p>
      <text:p text:style-name="P6"><text:tab/>if(!(pde &amp; 1)){</text:p>
      <text:p text:style-name="P6"><text:tab/><text:tab/>return NULL;</text:p>
      <text:p text:style-name="P6"><text:tab/>}</text:p>
      <text:p text:style-name="P6"><text:tab/></text:p>
      <text:p text:style-name="P6"><text:tab/>int * pt = pde &amp;(1&lt;&lt;12-1)</text:p>
      <text:p text:style-name="P6"><text:tab/>int pte = ...</text:p>
      <text:p text:style-name="P6"><text:tab/>if ...</text:p>
      <text:p text:style-name="P6"><text:tab/>void * page = pte&amp; ~(1&lt;&lt;12-1)</text:p>
      <text:p text:style-name="P6"><text:tab/>return = page + poff;</text:p>
      <text:p text:style-name="P6">}</text:p>
      <text:p text:style-name="P6"/>
      <text:p text:style-name="P8">II – Mutex et Conditions</text:p>
      <text:p text:style-name="P7"/>
      <text:p text:style-name="P7">II.1</text:p>
      <text:p text:style-name="P7">mutex_lock(mutex_t)</text:p>
      <text:p text:style-name="P7">mutex_unlock(mutex_t)</text:p>
      <text:p text:style-name="P7">cond_wait(cond_t, mutex_t)</text:p>
      <text:p text:style-name="P7">cond_signal(cond_t)</text:p>
      <text:p text:style-name="P7">cond_broadcast(cond_t)</text:p>
      <text:p text:style-name="P7"/>
      <text:p text:style-name="P7">II.2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4S</meta:editing-duration>
    <meta:editing-cycles>36</meta:editing-cycles>
    <meta:generator>LibreOffice/3.5$Linux_x86 LibreOffice_project/350m1$Build-2</meta:generator>
    <dc:date>2015-11-02T11:07:59</dc:date>
    <meta:document-statistic meta:table-count="0" meta:image-count="0" meta:object-count="0" meta:page-count="1" meta:paragraph-count="35" meta:word-count="179" meta:character-count="1052" meta:non-whitespace-character-count="876"/>
    <meta:user-defined meta:name="Info 1"/>
    <meta:user-defined meta:name="Info 2"/>
    <meta:user-defined meta:name="Info 3"/>
    <meta:user-defined meta:name="Info 4"/>
  </office:meta>
</office:document-meta>
</file>